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center" style:writing-mode="lr-tb"/>
      <style:text-properties style:font-name="Frutiger Light Condense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computer graphic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ll about how to create images with a compu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uter graphics applica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About course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Note for slides</text:span></text:p>
                <text:list>
                  <text:list-item>
                    <text:p text:style-name="P1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1"><text:span text:style-name="T1">Important elements will be highlighted and noted that they should be written down by hand</text:span></text:p>
                  </text:list-item>
                  <text:list-item>
                    <text:p text:style-name="P1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3.048cm" svg:height="2.54cm" svg:x="26.162cm" svg:y="5.842cm">
          <text:p text:style-name="P4"><text:span text:style-name="T1">Reading</text:span></text:p>
          <text:p text:style-name="P4"><text:span text:style-name="T1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4" draw:layer="layout" svg:width="3.302cm" svg:height="2.54cm" svg:x="25.654cm" svg:y="9.652cm">
          <text:p text:style-name="P4"><text:span text:style-name="T1">Write it</text:span></text:p>
          <text:p text:style-name="P4"><text:span text:style-name="T1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3.556cm" svg:height="1.524cm" svg:x="21.336cm" svg:y="11.176cm">
          <text:p text:style-name="P4"><text:span text:style-name="T1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you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Your background</text:p>
              </text:list-item>
              <text:list-item>
                <text:p text:style-name="P1">Your interests</text:p>
              </text:list-item>
              <text:list-item>
                <text:p text:style-name="P1">Your experi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My background</text:p>
              </text:list-item>
              <text:list-item>
                <text:p text:style-name="P1">My interests</text:p>
              </text:list-item>
              <text:list-item>
                <text:p text:style-name="P1">My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schedu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10 lectures, 3h</text:p>
              </text:list-item>
              <text:list-item>
                <text:p text:style-name="P1">Project</text:p>
              </text:list-item>
              <text:list-item>
                <text:p text:style-name="P1">Ex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gradin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limpse into image gener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04T09:55:30.441919265</dc:date>
    <meta:editing-duration>PT16M35S</meta:editing-duration>
    <meta:editing-cycles>11</meta:editing-cycles>
    <meta:document-statistic meta:object-count="60"/>
  </office:meta>
</office:document-meta>
</file>